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ce style:name="Droid Sans Devanagari1" svg:font-family="'Droid Sans Devanagari'" style:font-family-generic="swiss"/>
    <style:font-face style:name="Liberation Serif" svg:font-family="'Liberation Serif'" style:font-family-generic="roman" style:font-pitch="variable"/>
    <style:font-face style:name="Noto Serif CJK JP" svg:font-family="'Noto Serif CJK JP'" style:font-adornments="Regular" style:font-family-generic="roman" style:font-pitch="variable"/>
    <style:font-face style:name="Noto Sans CJK JP Black" svg:font-family="'Noto Sans CJK JP Black'" style:font-adornments="Black" style:font-family-generic="swiss" style:font-pitch="variable"/>
    <style:font-face style:name="Noto Sans CJK JP Black1" svg:font-family="'Noto Sans CJK JP Black'" style:font-adornments="Regular"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85.02mm" style:rel-column-width="32767*"/>
    </style:style>
    <style:style style:name="Table1.B" style:family="table-column">
      <style:table-column-properties style:column-width="85.04mm" style:rel-column-width="32768*"/>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2" style:family="table">
      <style:table-properties style:width="170.06mm" table:align="margins"/>
    </style:style>
    <style:style style:name="Table2.A" style:family="table-column">
      <style:table-column-properties style:column-width="49.05mm" style:rel-column-width="18903*"/>
    </style:style>
    <style:style style:name="Table2.B" style:family="table-column">
      <style:table-column-properties style:column-width="46.6mm" style:rel-column-width="17959*"/>
    </style:style>
    <style:style style:name="Table2.C" style:family="table-column">
      <style:table-column-properties style:column-width="74.4mm" style:rel-column-width="28673*"/>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P1" style:family="paragraph" style:parent-style-name="Table_20_Contents">
      <style:text-properties officeooo:rsid="000983e7" officeooo:paragraph-rsid="000983e7"/>
    </style:style>
    <style:style style:name="P2" style:family="paragraph" style:parent-style-name="Table_20_Contents">
      <style:paragraph-properties fo:text-align="start" style:justify-single-word="false"/>
      <style:text-properties style:font-name="Liberation Sans"/>
    </style:style>
    <style:style style:name="P3" style:family="paragraph" style:parent-style-name="Table_20_Contents">
      <style:paragraph-properties fo:text-align="start" style:justify-single-word="false"/>
      <style:text-properties style:font-name="Liberation Sans" officeooo:paragraph-rsid="002ca425"/>
    </style:style>
    <style:style style:name="P4" style:family="paragraph" style:parent-style-name="Table_20_Contents">
      <style:paragraph-properties fo:text-align="start" style:justify-single-word="false"/>
      <style:text-properties style:font-name="Liberation Sans" officeooo:paragraph-rsid="002f8eb1"/>
    </style:style>
    <style:style style:name="P5" style:family="paragraph" style:parent-style-name="Table_20_Contents">
      <style:text-properties officeooo:rsid="000ccbb4" officeooo:paragraph-rsid="000ccbb4"/>
    </style:style>
    <style:style style:name="P6" style:family="paragraph" style:parent-style-name="Table_20_Contents">
      <style:paragraph-properties fo:text-align="start" style:justify-single-word="false"/>
    </style:style>
    <style:style style:name="P7" style:family="paragraph" style:parent-style-name="Table_20_Contents">
      <style:text-properties officeooo:rsid="002b5f91" officeooo:paragraph-rsid="002b5f91"/>
    </style:style>
    <style:style style:name="P8" style:family="paragraph" style:parent-style-name="Table_20_Contents">
      <style:text-properties officeooo:paragraph-rsid="002b5f91"/>
    </style:style>
    <style:style style:name="P9" style:family="paragraph" style:parent-style-name="Table_20_Contents">
      <style:text-properties officeooo:paragraph-rsid="002ca425"/>
    </style:style>
    <style:style style:name="P10" style:family="paragraph" style:parent-style-name="Table_20_Contents">
      <style:text-properties officeooo:rsid="002ca425" officeooo:paragraph-rsid="002ca425"/>
    </style:style>
    <style:style style:name="P11" style:family="paragraph" style:parent-style-name="Text_20_body">
      <style:text-properties officeooo:rsid="00078c7b" officeooo:paragraph-rsid="00078c7b"/>
    </style:style>
    <style:style style:name="P12" style:family="paragraph" style:parent-style-name="Text_20_body">
      <style:text-properties officeooo:paragraph-rsid="000c0c18"/>
    </style:style>
    <style:style style:name="P13" style:family="paragraph" style:parent-style-name="Text_20_body">
      <style:text-properties officeooo:rsid="00215900" officeooo:paragraph-rsid="00215900"/>
    </style:style>
    <style:style style:name="P14" style:family="paragraph" style:parent-style-name="Text_20_body">
      <style:text-properties officeooo:rsid="00215900" officeooo:paragraph-rsid="00235084"/>
    </style:style>
    <style:style style:name="P15" style:family="paragraph" style:parent-style-name="Text_20_body">
      <style:text-properties officeooo:rsid="0034724e" officeooo:paragraph-rsid="003863ef"/>
    </style:style>
    <style:style style:name="P16" style:family="paragraph" style:parent-style-name="Title">
      <style:text-properties fo:font-size="26pt" style:font-size-asian="26pt" style:font-size-complex="26pt"/>
    </style:style>
    <style:style style:name="P17" style:family="paragraph" style:parent-style-name="Standard">
      <style:text-properties officeooo:rsid="00259fae" officeooo:paragraph-rsid="0028753a"/>
    </style:style>
    <style:style style:name="P18" style:family="paragraph" style:parent-style-name="Standard">
      <style:text-properties officeooo:rsid="0029f782" officeooo:paragraph-rsid="0029f782"/>
    </style:style>
    <style:style style:name="P19" style:family="paragraph" style:parent-style-name="Text_20_body">
      <style:text-properties officeooo:rsid="0045f5ff" officeooo:paragraph-rsid="0045f5ff"/>
    </style:style>
    <style:style style:name="P20" style:family="paragraph" style:parent-style-name="Heading_20_1">
      <style:text-properties officeooo:rsid="0004df16" officeooo:paragraph-rsid="0004df16"/>
    </style:style>
    <style:style style:name="P21" style:family="paragraph" style:parent-style-name="Heading_20_1">
      <style:text-properties officeooo:paragraph-rsid="000c0c18"/>
    </style:style>
    <style:style style:name="P22" style:family="paragraph" style:parent-style-name="Heading_20_2">
      <style:text-properties officeooo:rsid="000983e7" officeooo:paragraph-rsid="00183997"/>
    </style:style>
    <style:style style:name="P23" style:family="paragraph" style:parent-style-name="Heading_20_2">
      <style:text-properties officeooo:paragraph-rsid="001d9384"/>
    </style:style>
    <style:style style:name="P24" style:family="paragraph" style:parent-style-name="表">
      <style:paragraph-properties fo:keep-with-next="always"/>
    </style:style>
    <style:style style:name="T1" style:family="text">
      <style:text-properties officeooo:rsid="000983e7"/>
    </style:style>
    <style:style style:name="T2" style:family="text">
      <style:text-properties officeooo:rsid="000ccbb4"/>
    </style:style>
    <style:style style:name="T3" style:family="text">
      <style:text-properties officeooo:rsid="001d9384"/>
    </style:style>
    <style:style style:name="T4" style:family="text">
      <style:text-properties officeooo:rsid="0022be21"/>
    </style:style>
    <style:style style:name="T5" style:family="text">
      <style:text-properties officeooo:rsid="002aca12"/>
    </style:style>
    <style:style style:name="T6" style:family="text">
      <style:text-properties officeooo:rsid="002b5f91"/>
    </style:style>
    <style:style style:name="T7" style:family="text">
      <style:text-properties officeooo:rsid="002de581"/>
    </style:style>
    <style:style style:name="T8" style:family="text">
      <style:text-properties officeooo:rsid="00348481"/>
    </style:style>
    <style:style style:name="T9" style:family="text">
      <style:text-properties fo:font-weight="normal" officeooo:rsid="0035288c" style:font-weight-asian="normal" style:font-weight-complex="normal"/>
    </style:style>
    <style:style style:name="T10" style:family="text">
      <style:text-properties fo:font-weight="normal" officeooo:rsid="00348481" style:font-weight-asian="normal" style:font-weight-complex="normal"/>
    </style:style>
    <style:style style:name="T11" style:family="text">
      <style:text-properties fo:font-weight="normal" officeooo:rsid="003863ef" style:font-weight-asian="normal" style:font-weight-complex="normal"/>
    </style:style>
    <style:style style:name="T12" style:family="text">
      <style:text-properties officeooo:rsid="0041e950"/>
    </style:style>
    <style:style style:name="T13" style:family="text">
      <style:text-properties officeooo:rsid="0042f9d7"/>
    </style:style>
    <style:style style:name="T14" style:family="text">
      <style:text-properties officeooo:rsid="0045f5ff"/>
    </style:style>
    <style:style style:name="fr1" style:family="graphic" style:parent-style-name="Frame">
      <style:graphic-properties fo:margin-left="0mm" fo:margin-right="0mm" fo:margin-top="0mm" fo:margin-bottom="0mm" style:wrap="parallel" style:number-wrapped-paragraphs="no-limit" style:vertical-pos="top" style:vertical-rel="text"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text"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below" style:vertical-rel="char" style:horizontal-pos="center"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図"/>
        <text:sequence-decl text:display-outline-level="0" text:name="表"/>
      </text:sequence-decls>
      <text:p text:style-name="P16">TCS215オペレーティングシステム演習</text:p>
      <text:h text:style-name="P20" text:outline-level="1">作成プログラムの機能の概要</text:h>
      <text:p text:style-name="P11">このプログラムは山梨大学コンピュータ理工学科 オペレーティングシステム演習にて作成したネットワーク対戦型ゲームプログラム（以下「本プログラム」と記す）である．</text:p>
      <text:p text:style-name="P11">本プログラムは授業内にて提示された以下の仕様を満たす<text:span text:style-name="T12">(</text:span><text:span text:style-name="T12"><text:sequence-ref text:reference-format="category-and-value" text:ref-name="ref表0">表 1</text:sequence-ref></text:span><text:span text:style-name="T12">)</text:span>．また，これらの仕様に対応する授業評価点も表中に示す．</text:p>
      <text:p text:style-name="P24">表 <text:sequence text:ref-name="ref表0" text:name="表" text:formula="ooow:表+1" style:num-format="1">1</text:sequence>: 本プログラムが満たす仕様と授業評価点</text:p>
      <table:table table:name="Table1" table:style-name="Table1">
        <table:table-column table:style-name="Table1.A"/>
        <table:table-column table:style-name="Table1.B"/>
        <table:table-row table:style-name="TableLine94051010277696">
          <table:table-cell table:style-name="Table1.A1" office:value-type="string">
            <text:p text:style-name="Table_20_Contents">本プログラムが満たす仕様</text:p>
          </table:table-cell>
          <table:table-cell table:style-name="Table1.B1" office:value-type="string">
            <text:p text:style-name="Table_20_Contents">仕様に対する授業評価点</text:p>
          </table:table-cell>
        </table:table-row>
        <table:table-row table:style-name="TableLine94051002880080">
          <table:table-cell table:style-name="Table1.A2" office:value-type="string">
            <text:p text:style-name="Table_20_Contents">ネットワーク対戦型ゲーム</text:p>
          </table:table-cell>
          <table:table-cell table:style-name="Table1.B2" office:value-type="string">
            <text:p text:style-name="P1">50点</text:p>
          </table:table-cell>
        </table:table-row>
        <table:table-row table:style-name="TableLine94051011426784">
          <table:table-cell table:style-name="Table1.A2" office:value-type="string">
            <text:p text:style-name="Table_20_Contents">障害物あり追跡ゲーム</text:p>
          </table:table-cell>
          <table:table-cell table:style-name="Table1.B2" office:value-type="string">
            <text:p text:style-name="P1">60点</text:p>
          </table:table-cell>
        </table:table-row>
        <table:table-row table:style-name="TableLine94051011427440">
          <table:table-cell table:style-name="Table1.A2" office:value-type="string">
            <text:p text:style-name="P1">CURSESマルチウィンドウ</text:p>
          </table:table-cell>
          <table:table-cell table:style-name="Table1.B2" office:value-type="string">
            <text:p text:style-name="P1">+15点</text:p>
          </table:table-cell>
        </table:table-row>
        <table:table-row table:style-name="TableLine94051011428176">
          <table:table-cell table:style-name="Table1.A2" office:value-type="string">
            <text:p text:style-name="Table_20_Contents">シューティング機構</text:p>
          </table:table-cell>
          <table:table-cell table:style-name="Table1.B2" office:value-type="string">
            <text:p text:style-name="P1">+15点</text:p>
          </table:table-cell>
        </table:table-row>
        <table:table-row table:style-name="TableLine94051011428992">
          <table:table-cell table:style-name="Table1.A2" office:value-type="string">
            <text:p text:style-name="Table_20_Contents">多人数接続</text:p>
          </table:table-cell>
          <table:table-cell table:style-name="Table1.B2" office:value-type="string">
            <text:p text:style-name="P1">+α点</text:p>
          </table:table-cell>
        </table:table-row>
        <table:table-row table:style-name="TableLine94051011429760">
          <table:table-cell table:style-name="Table1.A2" office:value-type="string">
            <text:p text:style-name="Table_20_Contents">自動生成迷路</text:p>
          </table:table-cell>
          <table:table-cell table:style-name="Table1.B2" office:value-type="string">
            <text:p text:style-name="P1">+α点</text:p>
          </table:table-cell>
        </table:table-row>
      </table:table>
      <text:h text:style-name="Heading_20_1" text:outline-level="1">操作方法</text:h>
      <text:h text:style-name="Heading_20_2" text:outline-level="2">コンパイル</text:h>
      <text:p text:style-name="P12">本プログラムでは<text:span text:style-name="T1">makeコマンドを使用しプログラムをコンパイルする．</text:span><draw:frame draw:style-name="fr3" draw:name="Frame1" text:anchor-type="char" svg:width="95.96mm" draw:z-index="2"><draw:text-box fo:min-height="79.87mm"><text:p text:style-name="図"><draw:frame draw:style-name="fr6" draw:name="Image2" text:anchor-type="paragraph" svg:width="95.96mm" style:rel-width="100%" svg:height="79.87mm" style:rel-height="scale" draw:z-index="3"><draw:image xlink:href="../make.png" xlink:type="simple" xlink:show="embed" xlink:actuate="onLoad" draw:mime-type="image/png"/></draw:frame>図 <text:sequence text:ref-name="ref図0" text:name="図" text:formula="ooow:図+1" style:num-format="1">1</text:sequence><text:s/>makeコマンドを用いてコンパイルしたときの様子</text:p></draw:text-box></draw:frame><text:span text:style-name="T13">(</text:span><text:span text:style-name="T13"><text:sequence-ref text:reference-format="category-and-value" text:ref-name="ref図0">図 1</text:sequence-ref></text:span><text:span text:style-name="T13">)</text:span></text:p>
      <text:h text:style-name="P22" text:outline-level="2"><text:soft-page-break/>実行</text:h>
      <text:p text:style-name="P17"><text:span text:style-name="T1">コンパイルして得られた実行ファイルはターミナル上にて動かす．</text:span>サーバー側の<text:span text:style-name="T1">実行ファイル</text:span>である”tagServer”を実行してからクライアント側の<text:span text:style-name="T1">実行ファイル</text:span>である”tagClient”を実行する．<text:span text:style-name="T14">(</text:span><text:span text:style-name="T14"><text:sequence-ref text:reference-format="category-and-value" text:ref-name="ref図1">図 2</text:sequence-ref></text:span><text:span text:style-name="T14">)</text:span></text:p>
      <text:p text:style-name="Standard"><draw:frame draw:style-name="fr3" draw:name="Frame2" text:anchor-type="char" svg:width="125.01mm" draw:z-index="0"><draw:text-box fo:min-height="99.84mm"><text:p text:style-name="図"><draw:frame draw:style-name="fr5" draw:name="Image1" text:anchor-type="paragraph" svg:width="139.59mm" style:rel-width="100%" svg:height="116.21mm" style:rel-height="scale" draw:z-index="1"><draw:image xlink:href="../connect.png" xlink:type="simple" xlink:show="embed" xlink:actuate="onLoad" draw:mime-type="image/png"/></draw:frame>図 <text:sequence text:ref-name="ref図1" text:name="図" text:formula="ooow:図+1" style:num-format="1">2</text:sequence><text:s/>tagServer(左上)とtagClient(左上以外)を実行したときの様子</text:p></draw:text-box></draw:frame></text:p>
      <text:p text:style-name="P18"/>
      <text:p text:style-name="P18">任意のタイミングでサーバー側のターミナルに任意のキーを入力するとゲームを開始する．<text:span text:style-name="T14">(</text:span><text:span text:style-name="T14"><text:sequence-ref text:reference-format="category-and-value" text:ref-name="ref図2">図 3</text:sequence-ref></text:span><text:span text:style-name="T14">)</text:span></text:p>
      <text:p text:style-name="P18"><draw:frame draw:style-name="fr3" draw:name="Frame3" text:anchor-type="char" svg:width="125.01mm" draw:z-index="4"><draw:text-box fo:min-height="98.21mm"><text:p text:style-name="図"><draw:frame draw:style-name="fr5" draw:name="Image3" text:anchor-type="paragraph" svg:width="138.2mm" style:rel-width="100%" svg:height="98.21mm" style:rel-height="scale" draw:z-index="7"><draw:image xlink:href="../gamestart.png" xlink:type="simple" xlink:show="embed" xlink:actuate="onLoad" draw:mime-type="image/png"/></draw:frame>図 <text:sequence text:ref-name="ref図2" text:name="図" text:formula="ooow:図+1" style:num-format="1">3</text:sequence><text:s/>ゲーム開始したときの画面</text:p></draw:text-box></draw:frame></text:p>
      <text:h text:style-name="P21" text:outline-level="1"><text:soft-page-break/>プログラムの内部構造の概要</text:h>
      <text:p text:style-name="P19">本プログラムのディレクトリ構成を<text:sequence-ref text:reference-format="category-and-value" text:ref-name="ref表1">表 2</text:sequence-ref>に示す．</text:p>
      <text:p text:style-name="P24">表 <text:sequence text:ref-name="ref表1" text:name="表" text:formula="ooow:表+1" style:num-format="1">2</text:sequence><text:s/>本プログラムのディレクトリ構成</text:p>
      <table:table table:name="Table2" table:style-name="Table2">
        <table:table-column table:style-name="Table2.A"/>
        <table:table-column table:style-name="Table2.B"/>
        <table:table-column table:style-name="Table2.C"/>
        <table:table-row table:style-name="TableLine94051011489696">
          <table:table-cell table:style-name="Table2.A1" office:value-type="string">
            <text:p text:style-name="P2">ファイル名/ディレクトリ名</text:p>
          </table:table-cell>
          <table:table-cell table:style-name="Table2.A1" office:value-type="string">
            <text:p text:style-name="Table_20_Contents">ファイル<text:span text:style-name="T2">orディレクトリ</text:span></text:p>
          </table:table-cell>
          <table:table-cell table:style-name="Table2.C1" office:value-type="string">
            <text:p text:style-name="P5">概要</text:p>
          </table:table-cell>
        </table:table-row>
        <table:table-row table:style-name="TableLine94051011611872">
          <table:table-cell table:style-name="Table2.A2" office:value-type="string">
            <text:p text:style-name="P2">.git</text:p>
          </table:table-cell>
          <table:table-cell table:style-name="Table2.A2" office:value-type="string">
            <text:p text:style-name="P6">ディレクトリ</text:p>
          </table:table-cell>
          <table:table-cell table:style-name="Table2.C2" office:value-type="string">
            <text:p text:style-name="P7">gitのディレクトリ</text:p>
          </table:table-cell>
        </table:table-row>
        <table:table-row table:style-name="TableLine94051011614064">
          <table:table-cell table:style-name="Table2.A2" office:value-type="string">
            <text:p text:style-name="P2">.gitignore</text:p>
          </table:table-cell>
          <table:table-cell table:style-name="Table2.A2" office:value-type="string">
            <text:p text:style-name="P6">ファイル</text:p>
          </table:table-cell>
          <table:table-cell table:style-name="Table2.C2" office:value-type="string">
            <text:p text:style-name="P7">gitの管理下に置かないファイルの定義</text:p>
          </table:table-cell>
        </table:table-row>
        <table:table-row table:style-name="TableLine94051011614880">
          <table:table-cell table:style-name="Table2.A2" office:value-type="string">
            <text:p text:style-name="P2">Makefile</text:p>
          </table:table-cell>
          <table:table-cell table:style-name="Table2.A2" office:value-type="string">
            <text:p text:style-name="P6">ファイル</text:p>
          </table:table-cell>
          <table:table-cell table:style-name="Table2.C2" office:value-type="string">
            <text:p text:style-name="P7">makeコマンドを実行したときの動き</text:p>
          </table:table-cell>
        </table:table-row>
        <table:table-row table:style-name="TableLine94051011615744">
          <table:table-cell table:style-name="Table2.A2" office:value-type="string">
            <text:p text:style-name="P2">maze.c</text:p>
          </table:table-cell>
          <table:table-cell table:style-name="Table2.A2" office:value-type="string">
            <text:p text:style-name="P6">ファイル</text:p>
          </table:table-cell>
          <table:table-cell table:style-name="Table2.C2" office:value-type="string">
            <text:p text:style-name="Table_20_Contents">迷路生成のプログラム</text:p>
          </table:table-cell>
        </table:table-row>
        <table:table-row table:style-name="TableLine94051011616800">
          <table:table-cell table:style-name="Table2.A2" office:value-type="string">
            <text:p text:style-name="P2">maze.h</text:p>
          </table:table-cell>
          <table:table-cell table:style-name="Table2.A2" office:value-type="string">
            <text:p text:style-name="P6">ファイル</text:p>
          </table:table-cell>
          <table:table-cell table:style-name="Table2.C2" office:value-type="string">
            <text:p text:style-name="P8">迷路生成のヘッダファイル</text:p>
          </table:table-cell>
        </table:table-row>
        <table:table-row table:style-name="TableLine94051011618000">
          <table:table-cell table:style-name="Table2.A2" office:value-type="string">
            <text:p text:style-name="P2">mnet.c</text:p>
          </table:table-cell>
          <table:table-cell table:style-name="Table2.A2" office:value-type="string">
            <text:p text:style-name="P6">ファイル</text:p>
          </table:table-cell>
          <table:table-cell table:style-name="Table2.C2" office:value-type="string">
            <text:p text:style-name="P8">多重接続のプログラム</text:p>
          </table:table-cell>
        </table:table-row>
        <table:table-row table:style-name="TableLine94051011618976">
          <table:table-cell table:style-name="Table2.A2" office:value-type="string">
            <text:p text:style-name="P2">mnet.h</text:p>
          </table:table-cell>
          <table:table-cell table:style-name="Table2.A2" office:value-type="string">
            <text:p text:style-name="P6">ファイル</text:p>
          </table:table-cell>
          <table:table-cell table:style-name="Table2.C2" office:value-type="string">
            <text:p text:style-name="P8">多重接続のヘッダファイル</text:p>
          </table:table-cell>
        </table:table-row>
        <table:table-row table:style-name="TableLine94051011619952">
          <table:table-cell table:style-name="Table2.A2" office:value-type="string">
            <text:p text:style-name="P2">setupClient.c</text:p>
          </table:table-cell>
          <table:table-cell table:style-name="Table2.A2" office:value-type="string">
            <text:p text:style-name="P6">ファイル</text:p>
          </table:table-cell>
          <table:table-cell table:style-name="Table2.C2" office:value-type="string">
            <text:p text:style-name="P10">snet.hの実装</text:p>
          </table:table-cell>
        </table:table-row>
        <table:table-row table:style-name="TableLine94051011620848">
          <table:table-cell table:style-name="Table2.A2" office:value-type="string">
            <text:p text:style-name="P2">setupServer.c</text:p>
          </table:table-cell>
          <table:table-cell table:style-name="Table2.A2" office:value-type="string">
            <text:p text:style-name="P6">ファイル</text:p>
          </table:table-cell>
          <table:table-cell table:style-name="Table2.C2" office:value-type="string">
            <text:p text:style-name="P10">snet.hの実装</text:p>
          </table:table-cell>
        </table:table-row>
        <table:table-row table:style-name="TableLine94051011621824">
          <table:table-cell table:style-name="Table2.A2" office:value-type="string">
            <text:p text:style-name="P2">snet.h</text:p>
          </table:table-cell>
          <table:table-cell table:style-name="Table2.A2" office:value-type="string">
            <text:p text:style-name="P6">ファイル</text:p>
          </table:table-cell>
          <table:table-cell table:style-name="Table2.C2" office:value-type="string">
            <text:p text:style-name="Table_20_Contents">通信ライブラリのヘッダ</text:p>
          </table:table-cell>
        </table:table-row>
        <table:table-row table:style-name="TableLine94051011617536">
          <table:table-cell table:style-name="Table2.A2" office:value-type="string">
            <text:p text:style-name="P2">tagClient.c</text:p>
          </table:table-cell>
          <table:table-cell table:style-name="Table2.A2" office:value-type="string">
            <text:p text:style-name="P6">ファイル</text:p>
          </table:table-cell>
          <table:table-cell table:style-name="Table2.C2" office:value-type="string">
            <text:p text:style-name="P9">クライアントの<text:span text:style-name="T6">main関数が定義されているプログラム</text:span></text:p>
          </table:table-cell>
        </table:table-row>
        <table:table-row table:style-name="TableLine94051011623504">
          <table:table-cell table:style-name="Table2.A2" office:value-type="string">
            <text:p text:style-name="P2">tagGameForClient.c</text:p>
          </table:table-cell>
          <table:table-cell table:style-name="Table2.A2" office:value-type="string">
            <text:p text:style-name="P6">ファイル</text:p>
          </table:table-cell>
          <table:table-cell table:style-name="Table2.C2" office:value-type="string">
            <text:p text:style-name="P3">tagClient.cが使うプログラム</text:p>
          </table:table-cell>
        </table:table-row>
        <table:table-row table:style-name="TableLine94051011624480">
          <table:table-cell table:style-name="Table2.A2" office:value-type="string">
            <text:p text:style-name="P2">tagGameForClient.h</text:p>
          </table:table-cell>
          <table:table-cell table:style-name="Table2.A2" office:value-type="string">
            <text:p text:style-name="P6">ファイル</text:p>
          </table:table-cell>
          <table:table-cell table:style-name="Table2.C2" office:value-type="string">
            <text:p text:style-name="P3">tagClient.cが使うプログラムのヘッダ</text:p>
          </table:table-cell>
        </table:table-row>
        <table:table-row table:style-name="TableLine94051011625456">
          <table:table-cell table:style-name="Table2.A2" office:value-type="string">
            <text:p text:style-name="P2">tagGameForServer.c</text:p>
          </table:table-cell>
          <table:table-cell table:style-name="Table2.A2" office:value-type="string">
            <text:p text:style-name="P6">ファイル</text:p>
          </table:table-cell>
          <table:table-cell table:style-name="Table2.C2" office:value-type="string">
            <text:p text:style-name="P3">tagServer.cが使うプログラム</text:p>
          </table:table-cell>
        </table:table-row>
        <table:table-row table:style-name="TableLine94051011626432">
          <table:table-cell table:style-name="Table2.A2" office:value-type="string">
            <text:p text:style-name="P2">tagGameForServer.h</text:p>
          </table:table-cell>
          <table:table-cell table:style-name="Table2.A2" office:value-type="string">
            <text:p text:style-name="P6">ファイル</text:p>
          </table:table-cell>
          <table:table-cell table:style-name="Table2.C2" office:value-type="string">
            <text:p text:style-name="P3">tagServer.cが使うプログラムのヘッダ</text:p>
          </table:table-cell>
        </table:table-row>
        <table:table-row table:style-name="TableLine94051011627408">
          <table:table-cell table:style-name="Table2.A2" office:value-type="string">
            <text:p text:style-name="P2">tagGame.h</text:p>
          </table:table-cell>
          <table:table-cell table:style-name="Table2.A2" office:value-type="string">
            <text:p text:style-name="P6">ファイル</text:p>
          </table:table-cell>
          <table:table-cell table:style-name="Table2.C2" office:value-type="string">
            <text:p text:style-name="P4">サーバー，クライアント共通で使うプログラムのヘッダ</text:p>
          </table:table-cell>
        </table:table-row>
        <table:table-row table:style-name="TableLine94051011628656">
          <table:table-cell table:style-name="Table2.A2" office:value-type="string">
            <text:p text:style-name="P2">tagGame.<text:span text:style-name="T7">c</text:span></text:p>
          </table:table-cell>
          <table:table-cell table:style-name="Table2.A2" office:value-type="string">
            <text:p text:style-name="P6">ファイル</text:p>
          </table:table-cell>
          <table:table-cell table:style-name="Table2.C2" office:value-type="string">
            <text:p text:style-name="P4">サーバー，クライアント共通で使うプログラムの</text:p>
          </table:table-cell>
        </table:table-row>
        <table:table-row table:style-name="TableLine94051011629632">
          <table:table-cell table:style-name="Table2.A2" office:value-type="string">
            <text:p text:style-name="P2">tagServer.c</text:p>
          </table:table-cell>
          <table:table-cell table:style-name="Table2.A2" office:value-type="string">
            <text:p text:style-name="P6">ファイル</text:p>
          </table:table-cell>
          <table:table-cell table:style-name="Table2.C2" office:value-type="string">
            <text:p text:style-name="P9">サーバーの<text:span text:style-name="T6">main関数が定義されているプログラム</text:span></text:p>
          </table:table-cell>
        </table:table-row>
        <table:table-row table:style-name="TableLine94051011630608">
          <table:table-cell table:style-name="Table2.A2" office:value-type="string">
            <text:p text:style-name="P2">tests</text:p>
          </table:table-cell>
          <table:table-cell table:style-name="Table2.A2" office:value-type="string">
            <text:p text:style-name="P6">ディレクトリ</text:p>
          </table:table-cell>
          <table:table-cell table:style-name="Table2.C2" office:value-type="string">
            <text:p text:style-name="Table_20_Contents">ライブラリを単体で動かす為に作成したディレクトリ．この中にテストプログラムが入る．メインの機能とは関係ない．</text:p>
          </table:table-cell>
        </table:table-row>
      </table:table>
      <text:p text:style-name="P12"/>
      <text:p text:style-name="P15">授業にて掲示されたサンプルプログラムでは”tagClient.c”と”tagServer.c”にてサーバー/クライアントのmain関数を定義し，それぞれが”tagGame”を使用した．しかし，これではサーバーとクライアントで処理を分けたいときにプログラムの改変が行いにくくなる．また，サーバーもしくはクライアントのどちらかしか使わない関数が一つのファイルにて定義されており，プログラムを確認するたびどちらのためのものなのか判別する必要があり，無駄に脳のリソースを割くことになる．</text:p>
      <text:p text:style-name="P15"><text:soft-page-break/><text:span text:style-name="T8">“tagGame”を元にした”tagGameForServer”と”tagGameForClient”を作成しこれらの問題を解決した．サーバーのみで使う関数を”tagGameForServer”</text:span><text:span text:style-name="T9">に，クライアントのみで使う関数を</text:span><text:span text:style-name="T10">”tagGameForClient”に定義し，サーバー/クライアントのメイン関数はこれらを使う．</text:span></text:p>
      <text:p text:style-name="P15"><text:span text:style-name="T10">本当に共通で定義したほうがよいもの</text:span><text:span text:style-name="T11">を”</text:span><text:span text:style-name="T9">tagGame”内で定義した．</text:span></text:p>
      <text:h text:style-name="Heading_20_1" text:outline-level="1">工夫した点、アピールしたいポイント</text:h>
      <text:h text:style-name="Heading_20_2" text:outline-level="2">シューティングゲーム</text:h>
      <text:p text:style-name="P13">サーバー側のキャラクターは弾丸を発することができる．a/z/d/wキーを押すとそれぞれ右/下/左/上方向に弾丸が発射される．クライアントはこの弾丸に触れるとLIFEが1減る．残機は5であり，0を下回るとゲーム終了となる．サーバー側は銃弾による攻撃を受けないので<text:span text:style-name="T5">LIFEウィンドウが表示されない．</text:span></text:p>
      <text:h text:style-name="Heading_20_2" text:outline-level="2">迷路の自動生成</text:h>
      <text:p text:style-name="Text_20_body">本プログラムを実行した際に現れる迷路は自動生成である．<text:span text:style-name="T3">maze.hとmaze.cにて実装されている．</text:span></text:p>
      <text:p text:style-name="Text_20_body">自動生成された迷路を<text:sequence-ref text:reference-format="category-and-value" text:ref-name="ref図3">図 4</text:sequence-ref>，<text:sequence-ref text:reference-format="category-and-value" text:ref-name="ref図4">図 5</text:sequence-ref>，<text:sequence-ref text:reference-format="category-and-value" text:ref-name="ref図5">図 6</text:sequence-ref>に示す．</text:p>
      <text:p text:style-name="Text_20_body"><draw:frame draw:style-name="fr2" draw:name="Frame4" text:anchor-type="as-char" svg:width="49.71mm" draw:z-index="5"><draw:text-box fo:min-height="60.01mm"><text:p text:style-name="図"><draw:frame draw:style-name="fr4" draw:name="Image6" text:anchor-type="paragraph" svg:width="49.71mm" style:rel-width="100%" svg:height="60.01mm" style:rel-height="scale" draw:z-index="6"><draw:image xlink:href="../maze3.png" xlink:type="simple" xlink:show="embed" xlink:actuate="onLoad" draw:mime-type="image/png"/></draw:frame>図 <text:sequence text:ref-name="ref図3" text:name="図" text:formula="ooow:図+1" style:num-format="1">4</text:sequence><text:s/>自動生成された迷路1</text:p></draw:text-box></draw:frame><text:s/><draw:frame draw:style-name="fr2" draw:name="Frame5" text:anchor-type="as-char" svg:width="51.66mm" draw:z-index="10"><draw:text-box fo:min-height="60.01mm"><text:p text:style-name="図"><draw:frame draw:style-name="fr4" draw:name="Image5" text:anchor-type="paragraph" svg:width="51.66mm" style:rel-width="100%" svg:height="60.01mm" style:rel-height="scale" draw:z-index="11"><draw:image xlink:href="../maze2.png" xlink:type="simple" xlink:show="embed" xlink:actuate="onLoad" draw:mime-type="image/png"/></draw:frame>図 <text:sequence text:ref-name="ref図4" text:name="図" text:formula="ooow:図+1" style:num-format="1">5</text:sequence><text:s/>自動生成された迷路2</text:p></draw:text-box></draw:frame><text:s/><draw:frame draw:style-name="fr1" draw:name="Frame6" text:anchor-type="as-char" svg:width="52.32mm" draw:z-index="8"><draw:text-box fo:min-height="60.01mm"><text:p text:style-name="図"><draw:frame draw:style-name="fr4" draw:name="Image4" text:anchor-type="paragraph" svg:width="52.32mm" style:rel-width="100%" svg:height="60.01mm" style:rel-height="scale" draw:z-index="9"><draw:image xlink:href="../maze1.png" xlink:type="simple" xlink:show="embed" xlink:actuate="onLoad" draw:mime-type="image/png"/></draw:frame>図 <text:sequence text:ref-name="ref図5" text:name="図" text:formula="ooow:図+1" style:num-format="1">6</text:sequence><text:s/>自動生成された迷路3</text:p></draw:text-box></draw:frame></text:p>
      <text:p text:style-name="Text_20_body"/>
      <text:h text:style-name="P23" text:outline-level="2">多重接続</text:h>
      <text:p text:style-name="P14">サーバーを実行してから任意のキーを押すまでクライアントの接続を受け付ける．クライアント数は0以上10未満を許容する．全クライアントは同じ位置からゲーム開始するが，独立して行動できる．クライアントのうち誰かが死ぬと，”<text:span text:style-name="T4">WIN”もしくは”LOSE”というメッセージが表れその3秒後に</text:span>ゲーム全体が終了する．</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ce style:name="Droid Sans Devanagari1" svg:font-family="'Droid Sans Devanagari'" style:font-family-generic="swiss"/>
    <style:font-face style:name="Liberation Serif" svg:font-family="'Liberation Serif'" style:font-family-generic="roman" style:font-pitch="variable"/>
    <style:font-face style:name="Noto Serif CJK JP" svg:font-family="'Noto Serif CJK JP'" style:font-adornments="Regular" style:font-family-generic="roman" style:font-pitch="variable"/>
    <style:font-face style:name="Noto Sans CJK JP Black" svg:font-family="'Noto Sans CJK JP Black'" style:font-adornments="Black" style:font-family-generic="swiss" style:font-pitch="variable"/>
    <style:font-face style:name="Noto Sans CJK JP Black1" svg:font-family="'Noto Sans CJK JP Black'" style:font-adornments="Regular"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ja" style:country-asian="JP"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ja" style:country-asian="JP"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erif CJK JP" fo:font-family="'Noto Serif CJK JP'" style:font-style-name="Regular" style:font-family-generic="roman" style:font-pitch="variable" fo:font-size="10.5pt" style:font-name-asian="Noto Serif CJK JP" style:font-family-asian="'Noto Serif CJK JP'" style:font-style-name-asian="Regular" style:font-family-generic-asian="roman" style:font-pitch-asian="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oto Sans CJK JP Black" fo:font-family="'Noto Sans CJK JP Black'" style:font-style-name="Black" style:font-family-generic="swiss" style:font-pitch="variable" fo:font-size="14pt" fo:font-weight="900" style:font-name-asian="Noto Sans CJK JP Black1" style:font-family-asian="'Noto Sans CJK JP Black'" style:font-style-name-asian="Regular" style:font-family-generic-asian="swiss"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0.5pt" fo:font-style="italic" style:font-size-asian="10.5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style:font-size-asian="2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図"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表" style:family="paragraph" style:parent-style-name="Caption">
      <style:paragraph-properties fo:text-align="center" style:justify-single-word="fals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2" number:min-decimal-places="2" number:min-integer-digits="1" number:grouping="true"/>
    </number:currency-style>
    <number:currency-style style:name="N113">
      <number:text>-</number:text>
      <number:currency-symbol number:language="en" number:country="US">$</number:currency-symbol>
      <number:number number:decimal-places="2" number:min-decimal-places="2"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0" number:min-decimal-places="0" number:min-integer-digits="1" number:grouping="true"/>
    </number:currency-style>
    <number:currency-style style:name="N11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3P0"/>
    </number:currency-style>
    <number:currency-style style:name="N12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6mm" fo:page-height="296.93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9T15:51:47.041093532</meta:creation-date>
    <meta:editing-duration>PT5H27M37S</meta:editing-duration>
    <meta:editing-cycles>49</meta:editing-cycles>
    <meta:generator>LibreOffice/7.1.8.1$Linux_X86_64 LibreOffice_project/10$Build-1</meta:generator>
    <dc:date>2022-01-20T12:30:51.384879350</dc:date>
    <meta:document-statistic meta:table-count="2" meta:image-count="6" meta:object-count="0" meta:page-count="4" meta:paragraph-count="106" meta:word-count="1692" meta:character-count="2177" meta:non-whitespace-character-count="2150"/>
  </office:meta>
</office:document-meta>
</file>